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10:</text:p>
      <text:p text:style-name="Standard"/>
      <text:p text:style-name="Standard">1. #!/bin/bash</text:p>
      <text:p text:style-name="Standard">read -p "Enter a year: " year</text:p>
      <text:p text:style-name="Standard">if (( year % 400 == 0 || (year % 4 == 0 &amp;&amp; year % 100 != 0) ))</text:p>
      <text:p text:style-name="Standard">then</text:p>
      <text:p text:style-name="Standard"><text:s text:c="4"/>echo "$year is a leap year"</text:p>
      <text:p text:style-name="Standard">else</text:p>
      <text:p text:style-name="Standard"><text:s text:c="4"/>echo "$year is not a leap year"</text:p>
      <text:p text:style-name="Standard">fi</text:p>
      <text:p text:style-name="Standard"/>
      <text:p text:style-name="Standard">OUTPUT:</text:p>
      <text:p text:style-name="Standard"/>
      <text:p text:style-name="Standard">Enter a year: 2026</text:p>
      <text:p text:style-name="Standard">2026 is not a leap year</text:p>
      <text:p text:style-name="Standard">Enter a year: 2000</text:p>
      <text:p text:style-name="Standard">2000 is a leap year</text:p>
      <text:p text:style-name="Standard"/>
      <text:p text:style-name="Standard"/>
      <text:p text:style-name="Standard">EXPERIMENT 11:</text:p>
      <text:p text:style-name="Standard"/>
      <text:p text:style-name="Standard">#!/bin/bash</text:p>
      <text:p text:style-name="Standard">read -p "Enter a number: " num</text:p>
      <text:p text:style-name="Standard"/>
      <text:p text:style-name="Standard">if (( num % 2 == 0 ))</text:p>
      <text:p text:style-name="Standard">then</text:p>
      <text:p text:style-name="Standard"><text:s text:c="4"/>echo "$num is Even"</text:p>
      <text:p text:style-name="Standard">else</text:p>
      <text:p text:style-name="Standard"><text:s text:c="4"/>echo "$num is Odd"</text:p>
      <text:p text:style-name="Standard">fi</text:p>
      <text:p text:style-name="Standard"/>
      <text:p text:style-name="Standard">OUTPUT:</text:p>
      <text:p text:style-name="Standard">Enter a number: 18</text:p>
      <text:p text:style-name="Standard">18 is Even</text:p>
      <text:p text:style-name="Standard">Enter a number: 13</text:p>
      <text:p text:style-name="Standard">13 is Odd</text:p>
      <text:p text:style-name="Standard"/>
      <text:p text:style-name="Standard">EXPERIMENT 12:</text:p>
      <text:p text:style-name="Standard"/>
      <text:p text:style-name="Standard">#!/bin/bash</text:p>
      <text:p text:style-name="Standard"/>
      <text:p text:style-name="Standard">read -p "Enter first number: " a</text:p>
      <text:p text:style-name="Standard">read -p "Enter second number: " b</text:p>
      <text:p text:style-name="Standard">read -p "Enter third number: " c</text:p>
      <text:p text:style-name="Standard"/>
      <text:p text:style-name="Standard">if (( a &gt;= b &amp;&amp; a &gt;= c ))</text:p>
      <text:p text:style-name="Standard">then</text:p>
      <text:p text:style-name="Standard"><text:s text:c="4"/>echo "$a is the largest number"</text:p>
      <text:p text:style-name="Standard">elif (( b &gt;= a &amp;&amp; b &gt;= c ))</text:p>
      <text:p text:style-name="Standard">then</text:p>
      <text:p text:style-name="Standard"><text:s text:c="4"/>echo "$b is the largest number"</text:p>
      <text:p text:style-name="Standard">else</text:p>
      <text:p text:style-name="Standard"><text:soft-page-break/><text:s text:c="4"/>echo "$c is the largest number"</text:p>
      <text:p text:style-name="Standard">fi</text:p>
      <text:p text:style-name="Standard"/>
      <text:p text:style-name="Standard">OUTPUT:</text:p>
      <text:p text:style-name="Standard"/>
      <text:p text:style-name="Standard">Enter first number: 123</text:p>
      <text:p text:style-name="Standard">Enter second number: 100</text:p>
      <text:p text:style-name="Standard">Enter third number: 256</text:p>
      <text:p text:style-name="Standard">256 is the largest number</text:p>
      <text:p text:style-name="Standard"/>
      <text:p text:style-name="Standard">EXPERIMENT 14:</text:p>
      <text:p text:style-name="Standard"/>
      <text:p text:style-name="Standard">#!/bin/bash</text:p>
      <text:p text:style-name="Standard">read -p "Enter a number: " n</text:p>
      <text:p text:style-name="Standard">fact=1</text:p>
      <text:p text:style-name="Standard">for (( i=1; i&lt;=n; i++ ))</text:p>
      <text:p text:style-name="Standard">do</text:p>
      <text:p text:style-name="Standard"><text:s text:c="4"/>fact=$((fact * i))</text:p>
      <text:p text:style-name="Standard">done</text:p>
      <text:p text:style-name="Standard">echo "Factorial of $n is $fact"</text:p>
      <text:p text:style-name="Standard"/>
      <text:p text:style-name="Standard">OUTPUT:</text:p>
      <text:p text:style-name="Standard">Enter a number: 6</text:p>
      <text:p text:style-name="Standard">Factorial of 6 is 720</text:p>
      <text:p text:style-name="Standard"/>
      <text:p text:style-name="Standard">EXPERIMENT 15:</text:p>
      <text:p text:style-name="Standard"/>
      <text:p text:style-name="Standard">#!/bin/bash</text:p>
      <text:p text:style-name="Standard"/>
      <text:p text:style-name="Standard">read -p "Enter number of terms: " n</text:p>
      <text:p text:style-name="Standard">a=0</text:p>
      <text:p text:style-name="Standard">b=1</text:p>
      <text:p text:style-name="Standard">echo "Fibonacci Series:"</text:p>
      <text:p text:style-name="Standard">for (( i=1; i&lt;=n; i++ ))</text:p>
      <text:p text:style-name="Standard">do</text:p>
      <text:p text:style-name="Standard"><text:s text:c="4"/>echo -n "$a "</text:p>
      <text:p text:style-name="Standard"><text:s text:c="4"/>temp=$((a + b))</text:p>
      <text:p text:style-name="Standard"><text:s text:c="4"/>a=$b</text:p>
      <text:p text:style-name="Standard"><text:s text:c="4"/>b=$temp</text:p>
      <text:p text:style-name="Standard">done</text:p>
      <text:p text:style-name="Standard">echo</text:p>
      <text:p text:style-name="Standard"/>
      <text:p text:style-name="Standard">OUTPUT:</text:p>
      <text:p text:style-name="Standard"/>
      <text:p text:style-name="Standard">Enter number of terms: 4</text:p>
      <text:p text:style-name="Standard">Fibonacci Series:</text:p>
      <text:p text:style-name="Standard">0 1 1 2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1:48:51.159782409</meta:creation-date>
    <dc:date>2026-03-23T11:49:50.233491401</dc:date>
    <meta:editing-duration>PT59S</meta:editing-duration>
    <meta:editing-cycles>1</meta:editing-cycles>
    <meta:document-statistic meta:table-count="0" meta:image-count="0" meta:object-count="0" meta:page-count="2" meta:paragraph-count="77" meta:word-count="279" meta:character-count="1290" meta:non-whitespace-character-count="1039"/>
    <meta:generator>LibreOffice/25.8.5.2$Linux_X86_64 LibreOffice_project/252c20f6956e3db0b52e6e2f9dda67263513c8fc</meta:generator>
  </office:meta>
</office:document-meta>
</file>